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8"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2"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5"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6"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7"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8"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19"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0"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5"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6"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331444260">
          <text:deletion>
            <office:change-info>
              <dc:creator>Epanisitos Akaranga</dc:creator>
              <dc:date>2010-06-18T16:29:00</dc:date>
            </office:change-info>
            <text:p text:style-name="observation">[Mr Speaker in the Chair] </text:p>
            <text:p text:style-name="Drawing"/>
          </text:deletion>
        </text:changed-region>
        <text:changed-region text:id="ct-1424202304">
          <text:deletion>
            <office:change-info>
              <dc:creator>Epanisitos Akaranga</dc:creator>
              <dc:date>2010-06-18T16:28:00</dc:date>
            </office:change-info>
            <text:p text:style-name="observation">PRAYERS </text:p>
            <text:p text:style-name="Drawing"/>
          </text:deletion>
        </text:changed-region>
        <text:changed-region text:id="ct-1415899696">
          <text:deletion>
            <office:change-info>
              <dc:creator>Epanisitos Akaranga</dc:creator>
              <dc:date>2010-06-18T16:29:00</dc:date>
            </office:change-info>
            <text:list xml:id="list727326203"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
          </text:deletion>
        </text:changed-region>
        <text:changed-region text:id="ct-1428137772">
          <text:deletion>
            <office:change-info>
              <dc:creator>Epanisitos Akaranga</dc:creator>
              <dc:date>2010-06-18T16:29:00</dc:date>
            </office:change-info>
            <text:list xml:id="list187872256" text:continue-numbering="true" text:style-name="L1">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19612288">
          <text:insertion>
            <office:change-info>
              <dc:creator>Epanisitos Akaranga</dc:creator>
              <dc:date>2010-06-18T16:29:00</dc:date>
            </office:change-info>
          </text:insertion>
        </text:changed-region>
        <text:changed-region text:id="ct-1424201968">
          <text:insertion>
            <office:change-info>
              <dc:creator>Epanisitos Akaranga</dc:creator>
              <dc:date>2010-06-18T16:29:00</dc:date>
            </office:change-info>
          </text:insertion>
        </text:changed-region>
        <text:changed-region text:id="ct-1424202192">
          <text:insertion>
            <office:change-info>
              <dc:creator>Epanisitos Akaranga</dc:creator>
              <dc:date>2010-06-18T16: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4"/></text:p>
          <text:p text:style-name="Standard"/>
          <text:p text:style-name="subheading_5f_preface"><text:tab/>OFFICIAL REPORT </text:p>
          <text:p text:style-name="Standard"/>
          <text:section text:style-name="Sect3" text:name="comment3">
            <text:p text:style-name="observation"><text:change text:change-id="ct-1331444260"/></text:p>
          </text:section>
        </text:section>
        <text:section text:style-name="Sect27" text:name="comment2">
          <text:p text:style-name="observation"><text:change text:change-id="ct-1424202304"/></text:p>
        </text:section>
        <text:section text:style-name="Sect4" text:name="papers1">
          <text:p text:style-name="heading_5f_papers">PAPERS LAID </text:p>
          <text:p text:style-name="Standard"/>
          <text:p text:style-name="subheading_5f_papers">The following Papers were laid on the Table: </text:p>
          <text:p text:style-name="Standard"/>
          <text:section text:style-name="Sect5" text:name="tbldocs1">
            <text:list xml:id="list1422484452" text:continue-numbering="true" text:style-name="L1">
              <text:list-item>
                <text:p text:style-name="P1"><text:change text:change-id="ct-1415899696"/><text:a xlink:type="simple" xlink:href="uri:/ken/person/hon.khamasi/doc-20040704"/></text:p>
              </text:list-item>
              <text:list-item>
                <text:p text:style-name="P1"><text:change text:change-id="ct-1428137772"/><text:a xlink:type="simple" xlink:href="uri:/ken/docs/ministry/agricultuer/doc000001"/></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6" text:name="comment1">
              <text:p text:style-name="observation">(By the Assistant Minister for Finance (Mr. Keah) on behalf of the Minister for Finance) </text:p>
            </text:section>
            <text:p text:style-name="observation"/>
          </text:section>
        </text:section>
        <text:section text:style-name="Sect7" text:name="comnctn1">
          <text:p text:style-name="heading_5f_comchair">COMMUNICATION FROM THE CHAIR </text:p>
          <text:section text:style-name="Sect8"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text:change-start text:change-id="ct-1419612288"/></text:p>
            <text:p text:style-name="Standard"/>
            <text:p text:style-name="Standard"><text:change-end text:change-id="ct-1419612288"/>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text:change-start text:change-id="ct-1424201968"/></text:p>
            <text:p text:style-name="Standard"/>
            <text:p text:style-name="Standard"><text:change-end text:change-id="ct-1424201968"/><text:soft-page-break/>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9" text:name="speech2">
            <text:p text:style-name="Standard"><text:reference-mark-start text:name="BungeniSpeechBy:PeKricTusendwe1507"/>MR USENDWE PATRICK:<text:reference-mark-end text:name="BungeniSpeechBy:PeKricTusendwe1507"/> </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0"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1" text:name="porder1">
          <text:p text:style-name="heading_5f_pointoforder">POINT OF ORDER </text:p>
          <text:p text:style-name="heading_5f_pointoforder"><text:tab/>Banning of Matatus from Accessing <text:tab/>Nairobi CBD </text:p>
          <text:p text:style-name="Standard"><text:tab/></text:p>
          <text:section text:style-name="Sect12"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text:change-start text:change-id="ct-1424202192"/></text:p>
            <text:p text:style-name="Standard">This is appalling.</text:p>
            <text:p text:style-name="Standard"/>
            <text:p text:style-name="Standard"><text:change-end text:change-id="ct-1424202192"/>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3"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4"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5" text:name="noticesmotion1">
          <text:p text:style-name="heading_5f_noticesofmotion"><text:soft-page-break/>NOTICE OF MOTION </text:p>
          <text:section text:style-name="Sect16" text:name="noticeofmotion1">
            <text:p text:style-name="heading_5f_motion">Release of Game Reserve Land for Public Use </text:p>
            <text:section text:style-name="Sect17"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style-name="Sect18" text:name="procmotions1">
          <text:p text:style-name="heading_5f_procmotions">PROCEDURAL MOTIONS </text:p>
          <text:section text:style-name="Sect19" text:name="procmotion1">
            <text:p text:style-name="heading_5f_motion">Limitation of Debate: Presidential Address </text:p>
            <text:section text:style-name="Sect20"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1"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2" text:name="actionevt1">
          <text:p text:style-name="Standard">(Question proposed) </text:p>
        </text:section>
        <text:section text:style-name="Sect23" text:name="actionevt2">
          <text:p text:style-name="Standard">(Question put and agreed to) </text:p>
        </text:section>
        <text:p text:style-name="Standard"/>
        <text:section text:style-name="Sect24" text:name="concl1">
          <text:p text:style-name="heading_5f_comchair">ADJOURNMENT </text:p>
          <text:section text:style-name="Sect25"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6" text:name="comment5">
              <text:p text:style-name="observation">The House rose at thirty minutes <text:s/>past Six o’clock. </text:p>
            </text:section>
          </text:section>
          <text:p text:style-name="Standard"/>
          <text:p text:style-name="Standard"/>
        </text:section>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47M41S</meta:editing-duration>
    <meta:editing-cycles>22</meta:editing-cycles>
    <meta:generator>OpenOffice.org/3.1$Linux OpenOffice.org_project/310m19$Build-9420</meta:generator>
    <meta:initial-creator>Ashok Hariharan</meta:initial-creator>
    <dc:date>2010-06-18T16:29:47</dc:date>
    <dc:creator>Epanisitos Akaranga</dc:creator>
    <meta:document-statistic meta:table-count="0" meta:image-count="0" meta:object-count="0" meta:page-count="4" meta:paragraph-count="52" meta:word-count="1033" meta:character-count="5992"/>
    <meta:user-defined meta:name="BungeniCountryCode">ke</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